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85de7"/>
    </style:style>
    <style:style style:name="P2" style:family="paragraph" style:parent-style-name="Heading_20_2">
      <style:text-properties officeooo:rsid="00185de7" officeooo:paragraph-rsid="00185de7"/>
    </style:style>
    <style:style style:name="P3" style:family="paragraph" style:parent-style-name="Text_20_body">
      <style:text-properties officeooo:rsid="00185de7" officeooo:paragraph-rsid="00185de7"/>
    </style:style>
    <style:style style:name="P4" style:family="paragraph" style:parent-style-name="Text_20_body" style:list-style-name="L2">
      <style:text-properties officeooo:rsid="00185de7" officeooo:paragraph-rsid="00185de7"/>
    </style:style>
    <style:style style:name="P5" style:family="paragraph" style:parent-style-name="Text_20_body" style:list-style-name="L4">
      <style:text-properties officeooo:rsid="00185de7" officeooo:paragraph-rsid="00185de7"/>
    </style:style>
    <style:style style:name="P6" style:family="paragraph" style:parent-style-name="Text_20_body">
      <style:text-properties officeooo:paragraph-rsid="00185de7"/>
    </style:style>
    <style:style style:name="P7" style:family="paragraph" style:parent-style-name="Text_20_body" style:list-style-name="L4">
      <style:text-properties officeooo:paragraph-rsid="00185de7"/>
    </style:style>
    <style:style style:name="T1" style:family="text">
      <style:text-properties officeooo:rsid="00185de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Routes</text:span></text:h>
      <text:p text:style-name="P3">Every route is prefixed by http://localhost:3000(port on which backend is running)</text:p>
      <text:h text:style-name="P1" text:outline-level="1"><text:span text:style-name="T1">User Routes</text:span></text:h>
      <text:p text:style-name="P6"/>
      <text:list text:style-name="L2">
        <text:list-item>
          <text:p text:style-name="P4">/user/menu (get route)</text:p>
          <text:p text:style-name="P4">No need to pass anything. It will return the menu based on the time at which the reques is being made. If menu is not there, then it will return null.</text:p>
        </text:list-item>
      </text:list>
      <text:p text:style-name="P3"/>
      <text:list text:continue-numbering="true" text:style-name="L2">
        <text:list-item>
          <text:p text:style-name="P4">/user/sick (post route)</text:p>
          <text:p text:style-name="P4">This expects the user to send name, startDate, endDate roomNo, mealType as string and meals as an array through json data or form data(urlencoded). This sends the appropriate message to the Food Manager.</text:p>
        </text:list-item>
      </text:list>
      <text:p text:style-name="P3"/>
      <text:list text:continue-numbering="true" text:style-name="L2">
        <text:list-item>
          <text:p text:style-name="P4">user/rating/mealId (put route)</text:p>
          <text:p text:style-name="P4">This expects rating array of objects. The objects should have the following key-value pair. itemId which will correspond to the item whose rating is there and rating which will be an integer.</text:p>
          <text:p text:style-name="P4"/>
        </text:list-item>
        <text:list-item>
          <text:p text:style-name="P4">user/feast (get route)</text:p>
          <text:p text:style-name="P4">This expects a date and a meal in the query string. Date should be in the following format. dd (Three letters for month with first letter capital) yy. meal should be either breakfast or lunch or snacks or dinner. If feast exists on that day for that meal, it will return that feast, otherwise it will send a 404 not found error. </text:p>
          <text:p text:style-name="P4"/>
        </text:list-item>
        <text:list-item>
          <text:p text:style-name="P4">user/review (post route)</text:p>
          <text:p text:style-name="P4">This expexts a rating(int) and a feedback(string) and an image(name=”file” in html form). For now there is no error checking so the user must send all the things. This will create a feedback in the database.</text:p>
        </text:list-item>
      </text:list>
      <text:p text:style-name="P3"/>
      <text:p text:style-name="P3"/>
      <text:h text:style-name="P2" text:outline-level="2"><text:soft-page-break/></text:h>
      <text:h text:style-name="P2" text:outline-level="2"/>
      <text:h text:style-name="P2" text:outline-level="2">Admin Routes</text:h>
      <text:p text:style-name="P6"/>
      <text:list text:style-name="L4">
        <text:list-item>
          <text:p text:style-name="P7"><text:span text:style-name="T1">/admin/menu (post route)</text:span></text:p>
          <text:p text:style-name="P5">It expects the user to upload a excel file and then this will create a menu out of this excel file and it will store that in the database. The name attribute of the excel file in the html form should be (“file”).</text:p>
          <text:p text:style-name="P5"/>
        </text:list-item>
        <text:list-item>
          <text:p text:style-name="P7"><text:span text:style-name="T1">/admin/feast</text:span></text:p>
          <text:p text:style-name="P5">It expects date string, meal string and an items array of strings. date should be in the same format as written earlier. meal again should be either breakfast or lunch or snacks or dinner. Items array must have atleast one string in it. If feast is already there, then it sends a 400 bad request saying that feast is already there, otherwise it creates a new feast for that day.</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5.5.2$Linux_X86_64 LibreOffice_project/50$Build-2</meta:generator>
    <dc:date>2025-02-14T21:56:53.092719807</dc:date>
    <meta:editing-duration>PT26M53S</meta:editing-duration>
    <meta:editing-cycles>1</meta:editing-cycles>
    <meta:document-statistic meta:table-count="0" meta:image-count="0" meta:object-count="0" meta:page-count="2" meta:paragraph-count="18" meta:word-count="349" meta:character-count="1952" meta:non-whitespace-character-count="1627"/>
  </office:meta>
</office:document-meta>
</file>